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1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12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swap_lesser_crit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2" office:value-type="string" calcext:value-type="string">
            <text:p>buy_recipe_wraith_band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-- Ring of Aquila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4" office:value-type="string" calcext:value-type="string">
            <text:p>buy_ring_of_protection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-- Power Treads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sobi_m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gloves</text:p>
          </table:table-cell>
          <table:table-cell table:style-name="ce32" office:value-type="string" calcext:value-type="string">
            <text:p>buy_gloves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-- Morbid Mask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lifesteal</text:p>
          </table:table-cell>
          <table:table-cell table:style-name="ce34" office:value-type="string" calcext:value-type="string">
            <text:p>buy_lifesteal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Dragon Lance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two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ogre_axe</text:p>
          </table:table-cell>
          <table:table-cell table:style-name="ce32" office:value-type="string" calcext:value-type="string">
            <text:p>buy_ogre_ax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Crystalys</text:p>
          </table:table-cell>
          <table:table-cell table:style-name="ce3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buy_blades_of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buy_broadswo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recipe_lesser_crit</text:p>
          </table:table-cell>
          <table:table-cell table:style-name="ce32" office:value-type="string" calcext:value-type="string">
            <text:p>buy_recipe_lesser_crit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defend_tower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attack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kill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attack_enemy_hero</text:p>
          </table:table-cell>
          <table:table-cell table:style-name="ce34" office:value-type="string" calcext:value-type="string">
            <text:p>attack_enemy_her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4"/>
          <table:table-cell table:style-name="ce34" office:value-type="string" calcext:value-type="string">
            <text:p>stop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upgrade_skills</text:p>
          </table:table-cell>
          <table:table-cell table:number-columns-repeated="2" table:style-name="ce34" office:value-type="string" calcext:value-type="string">
            <text:p>upgrad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12:01:25.665458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29T12:01:36.097651152</dc:date>
    <meta:editing-duration>P2DT20H23M40S</meta:editing-duration>
    <meta:editing-cycles>2557</meta:editing-cycles>
    <dc:creator>Ilya Shpigor</dc:creator>
    <meta:document-statistic meta:table-count="4" meta:cell-count="425" meta:object-count="0"/>
  </office:meta>
</office:document-meta>
</file>